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ba102" officeooo:paragraph-rsid="000ba102"/>
    </style:style>
    <style:style style:name="T1" style:family="text">
      <style:text-properties officeooo:rsid="000bec5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5M57S</meta:editing-duration>
    <meta:editing-cycles>13</meta:editing-cycles>
    <meta:generator>Collabora_OfficeDev/6.0.10.41$Linux_X86_64 LibreOffice_project/61bfe158eb5131435148eb981cdb5757d3300df6</meta:generator>
    <dc:date>2019-06-29T14:37:33.166683836</dc:date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